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b3d0" officeooo:paragraph-rsid="0011b3d0"/>
    </style:style>
    <style:style style:name="P2" style:family="paragraph" style:parent-style-name="Standard">
      <style:text-properties officeooo:rsid="00134431" officeooo:paragraph-rsid="00134431"/>
    </style:style>
    <style:style style:name="P3" style:family="paragraph" style:parent-style-name="Standard">
      <style:text-properties officeooo:rsid="001444ed" officeooo:paragraph-rsid="001444ed"/>
    </style:style>
    <style:style style:name="P4" style:family="paragraph" style:parent-style-name="Standard">
      <style:text-properties officeooo:rsid="0014a28d" officeooo:paragraph-rsid="0014a28d"/>
    </style:style>
    <style:style style:name="P5" style:family="paragraph" style:parent-style-name="Standard">
      <style:text-properties officeooo:rsid="00164ebd" officeooo:paragraph-rsid="00164ebd"/>
    </style:style>
    <style:style style:name="P6" style:family="paragraph" style:parent-style-name="Standard">
      <style:text-properties officeooo:rsid="001a2a6a" officeooo:paragraph-rsid="001a2a6a"/>
    </style:style>
    <style:style style:name="P7" style:family="paragraph" style:parent-style-name="Standard">
      <style:text-properties fo:font-size="12pt" officeooo:rsid="0011b3d0" officeooo:paragraph-rsid="0011b3d0" style:font-size-asian="10.5pt" style:font-size-complex="12pt"/>
    </style:style>
    <style:style style:name="P8" style:family="paragraph" style:parent-style-name="Standard">
      <style:text-properties style:font-name="Liberation Serif1" fo:font-size="12pt" officeooo:rsid="00134431" officeooo:paragraph-rsid="00134431" style:font-size-asian="12pt" style:font-size-complex="12pt"/>
    </style:style>
    <style:style style:name="P9" style:family="paragraph" style:parent-style-name="Standard">
      <style:text-properties style:font-name="Liberation Serif1" fo:font-size="12pt" officeooo:rsid="001a2a6a" officeooo:paragraph-rsid="001a2a6a" style:font-size-asian="10.5pt" style:font-size-complex="12pt"/>
    </style:style>
    <style:style style:name="P10" style:family="paragraph" style:parent-style-name="Standard">
      <style:text-properties style:font-name="Liberation Serif1" fo:font-size="12pt" officeooo:rsid="001444ed" officeooo:paragraph-rsid="0014a28d" style:font-size-asian="10.5pt" style:font-size-complex="12pt"/>
    </style:style>
    <style:style style:name="P11" style:family="paragraph" style:parent-style-name="Standard">
      <style:text-properties style:font-name="Liberation Serif1" fo:font-size="12pt" officeooo:rsid="001444ed" officeooo:paragraph-rsid="001ddb6a" style:font-size-asian="10.5pt" style:font-size-complex="12pt"/>
    </style:style>
    <style:style style:name="P12" style:family="paragraph" style:parent-style-name="Standard">
      <style:text-properties style:font-name="Liberation Serif1" fo:font-size="12pt" officeooo:rsid="00134431" officeooo:paragraph-rsid="001e9299" style:font-size-asian="10.5pt" style:font-size-complex="12pt"/>
    </style:style>
    <style:style style:name="P13" style:family="paragraph" style:parent-style-name="Standard">
      <style:text-properties style:font-name="Liberation Serif1" fo:font-size="12pt" officeooo:rsid="00134431" officeooo:paragraph-rsid="00251900" style:font-size-asian="10.5pt" style:font-size-complex="12pt"/>
    </style:style>
    <style:style style:name="P14" style:family="paragraph" style:parent-style-name="Standard">
      <style:text-properties style:font-name="Liberation Serif1" fo:font-size="12pt" officeooo:rsid="00134431" officeooo:paragraph-rsid="00264a05" style:font-size-asian="10.5pt" style:font-size-complex="12pt"/>
    </style:style>
    <style:style style:name="P15" style:family="paragraph" style:parent-style-name="Standard">
      <style:text-properties style:font-name="Liberation Serif1" fo:font-size="12pt" officeooo:rsid="00207224" officeooo:paragraph-rsid="00207224" style:font-size-asian="10.5pt" style:font-size-complex="12pt"/>
    </style:style>
    <style:style style:name="P16" style:family="paragraph" style:parent-style-name="Standard">
      <style:text-properties style:font-name="Liberation Serif1" fo:font-size="12pt" officeooo:rsid="0020859c" officeooo:paragraph-rsid="0020859c" style:font-size-asian="10.5pt" style:font-size-complex="12pt"/>
    </style:style>
    <style:style style:name="P17" style:family="paragraph" style:parent-style-name="Standard">
      <style:text-properties style:font-name="Liberation Serif1" fo:font-size="12pt" officeooo:rsid="0021b207" officeooo:paragraph-rsid="0021b207" style:font-size-asian="10.5pt" style:font-size-complex="12pt"/>
    </style:style>
    <style:style style:name="P18" style:family="paragraph" style:parent-style-name="Standard">
      <style:text-properties style:font-name="Liberation Serif1" fo:font-size="12pt" officeooo:rsid="0022ff59" officeooo:paragraph-rsid="0022ff59" style:font-size-asian="10.5pt" style:font-size-complex="12pt"/>
    </style:style>
    <style:style style:name="P19" style:family="paragraph" style:parent-style-name="Standard">
      <style:text-properties style:text-position="0% 100%" style:font-name="Liberation Serif1" fo:font-size="8pt" officeooo:rsid="001ddb6a" officeooo:paragraph-rsid="001ddb6a" style:font-size-asian="8pt" style:font-size-complex="8pt" style:font-relief="none"/>
    </style:style>
    <style:style style:name="P20" style:family="paragraph" style:parent-style-name="Standard">
      <style:text-properties style:text-position="0% 100%" style:font-name="Liberation Serif1" fo:font-size="12pt" officeooo:rsid="001c965b" officeooo:paragraph-rsid="001ddb6a" style:font-size-asian="10.5pt" style:font-size-complex="12pt" style:font-relief="none"/>
    </style:style>
    <style:style style:name="P21" style:family="paragraph" style:parent-style-name="Standard">
      <style:text-properties style:text-position="0% 100%" style:font-name="Liberation Serif1" fo:font-size="12pt" officeooo:rsid="0020859c" officeooo:paragraph-rsid="0020859c" style:font-size-asian="10.5pt" style:font-size-complex="12pt" style:font-relief="none"/>
    </style:style>
    <style:style style:name="P22" style:family="paragraph" style:parent-style-name="Standard">
      <style:text-properties style:text-position="0% 100%" style:font-name="Liberation Serif1" fo:font-size="12pt" officeooo:rsid="0021b207" officeooo:paragraph-rsid="0021b207" style:font-size-asian="10.5pt" style:font-size-complex="12pt" style:font-relief="none"/>
    </style:style>
    <style:style style:name="P23" style:family="paragraph" style:parent-style-name="Standard">
      <style:text-properties style:text-position="0% 100%" style:font-name="Liberation Serif1" fo:font-size="12pt" officeooo:rsid="0022ff59" officeooo:paragraph-rsid="0022ff59" style:font-size-asian="10.5pt" style:font-size-complex="12pt" style:font-relief="none"/>
    </style:style>
    <style:style style:name="P24" style:family="paragraph" style:parent-style-name="Standard">
      <style:text-properties style:text-position="0% 100%" style:font-name="Liberation Serif1" fo:font-size="12pt" officeooo:rsid="00277335" officeooo:paragraph-rsid="0027fa82" style:font-size-asian="10.5pt" style:font-size-complex="12pt" style:font-relief="none"/>
    </style:style>
    <style:style style:name="P25" style:family="paragraph" style:parent-style-name="Standard">
      <style:text-properties style:text-position="0% 100%" style:font-name="Liberation Serif1" fo:font-size="12pt" officeooo:rsid="002925eb" officeooo:paragraph-rsid="002925eb" style:font-size-asian="10.5pt" style:font-size-complex="12pt" style:font-relief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34431" style:font-size-asian="10.5pt" style:font-size-complex="12pt"/>
    </style:style>
    <style:style style:name="T4" style:family="text">
      <style:text-properties style:font-name="Liberation Serif1" fo:font-size="12pt" style:font-size-asian="10.5pt" style:font-size-complex="12pt"/>
    </style:style>
    <style:style style:name="T5" style:family="text">
      <style:text-properties style:font-name="Liberation Serif1" fo:font-size="12pt" officeooo:rsid="0011b3d0" style:font-size-asian="10.5pt" style:font-size-complex="12pt"/>
    </style:style>
    <style:style style:name="T6" style:family="text">
      <style:text-properties style:font-name="Liberation Serif1" fo:font-size="12pt" officeooo:rsid="00134431" style:font-size-asian="10.5pt" style:font-size-complex="12pt"/>
    </style:style>
    <style:style style:name="T7" style:family="text">
      <style:text-properties style:font-name="Liberation Serif1" fo:font-size="12pt" officeooo:rsid="001444ed" style:font-size-asian="10.5pt" style:font-size-complex="12pt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fo:font-size="7pt" style:font-size-asian="6.09999990463257pt" style:font-size-complex="7pt"/>
    </style:style>
    <style:style style:name="T10" style:family="text">
      <style:text-properties style:font-name="Liberation Serif1" fo:font-size="7pt" officeooo:rsid="0011b3d0" style:font-size-asian="6.09999990463257pt" style:font-size-complex="7pt"/>
    </style:style>
    <style:style style:name="T11" style:family="text">
      <style:text-properties style:font-name="Liberation Serif1" fo:font-size="8pt" style:font-size-asian="8pt" style:font-size-complex="8pt"/>
    </style:style>
    <style:style style:name="T12" style:family="text">
      <style:text-properties style:font-name="Liberation Serif1" fo:font-size="8pt" style:font-size-asian="7pt" style:font-size-complex="8pt"/>
    </style:style>
    <style:style style:name="T13" style:family="text">
      <style:text-properties style:font-name="Liberation Serif1" officeooo:rsid="001c965b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1acebb"/>
    </style:style>
    <style:style style:name="T16" style:family="text">
      <style:text-properties style:text-position="sub 58%" style:font-name="Liberation Serif1" officeooo:rsid="001c965b" style:font-relief="none"/>
    </style:style>
    <style:style style:name="T17" style:family="text">
      <style:text-properties style:text-position="sub 58%" officeooo:rsid="00251900" style:font-relief="none"/>
    </style:style>
    <style:style style:name="T18" style:family="text">
      <style:text-properties style:text-position="sub 58%" officeooo:rsid="00261937" style:font-relief="none"/>
    </style:style>
    <style:style style:name="T19" style:family="text">
      <style:text-properties style:text-position="0% 100%" style:font-name="Liberation Serif1" style:font-relief="none"/>
    </style:style>
    <style:style style:name="T20" style:family="text">
      <style:text-properties style:text-position="0% 100%" style:font-name="Liberation Serif1" officeooo:rsid="001c965b" style:font-relief="none"/>
    </style:style>
    <style:style style:name="T21" style:family="text">
      <style:text-properties style:text-position="0% 100%" style:font-name="Liberation Serif1" officeooo:rsid="001ddb6a" style:font-relief="none"/>
    </style:style>
    <style:style style:name="T22" style:family="text">
      <style:text-properties style:text-position="0% 100%" style:font-name="Liberation Serif1" officeooo:rsid="0021b207" style:font-relief="none"/>
    </style:style>
    <style:style style:name="T23" style:family="text">
      <style:text-properties style:text-position="0% 100%" style:font-name="Liberation Serif1" officeooo:rsid="00264a05" style:font-relief="none"/>
    </style:style>
    <style:style style:name="T24" style:family="text">
      <style:text-properties style:text-position="0% 100%" style:font-name="Liberation Serif1" fo:background-color="#ffff00" loext:char-shading-value="0" style:font-relief="none"/>
    </style:style>
    <style:style style:name="T25" style:family="text">
      <style:text-properties style:text-position="0% 100%" style:font-name="Liberation Serif1" officeooo:rsid="00251900" fo:background-color="#ffff00" loext:char-shading-value="0" style:font-relief="none"/>
    </style:style>
    <style:style style:name="T26" style:family="text">
      <style:text-properties style:text-position="0% 100%" officeooo:rsid="001ddb6a" style:font-relief="none"/>
    </style:style>
    <style:style style:name="T27" style:family="text">
      <style:text-properties style:text-position="0% 100%" officeooo:rsid="001e9299" style:font-relief="none"/>
    </style:style>
    <style:style style:name="T28" style:family="text">
      <style:text-properties style:text-position="0% 100%" officeooo:rsid="00251900" style:font-relief="none"/>
    </style:style>
    <style:style style:name="T29" style:family="text">
      <style:text-properties style:text-position="0% 100%" officeooo:rsid="00261937" style:font-relief="none"/>
    </style:style>
    <style:style style:name="T30" style:family="text">
      <style:text-properties style:text-position="0% 100%" officeooo:rsid="00264a05" style:font-relief="none"/>
    </style:style>
    <style:style style:name="T31" style:family="text">
      <style:text-properties style:text-position="0% 100%" fo:font-size="8pt" officeooo:rsid="001ddb6a" style:font-size-asian="8pt" style:font-size-complex="8pt" style:font-relief="none"/>
    </style:style>
    <style:style style:name="T32" style:family="text">
      <style:text-properties style:text-position="0% 100%" fo:font-size="8pt" officeooo:rsid="001e9299" style:font-size-asian="8pt" style:font-size-complex="8pt" style:font-relief="none"/>
    </style:style>
    <style:style style:name="T33" style:family="text">
      <style:text-properties style:text-position="0% 100%" fo:font-size="8pt" officeooo:rsid="00264a05" style:font-size-asian="8pt" style:font-size-complex="8pt" style:font-relief="none"/>
    </style:style>
    <style:style style:name="T34" style:family="text">
      <style:text-properties officeooo:rsid="0021b207"/>
    </style:style>
    <style:style style:name="T35" style:family="text">
      <style:text-properties officeooo:rsid="0029256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/>
      <text:p text:style-name="P11"><text:span text:style-name="T13">Θ</text:span><text:span text:style-name="T16">Ψ</text:span><text:span text:style-name="T20">- </text:span><text:span text:style-name="T21">position( angle) of rotor flux space-vector( TODO(ref)freescale)</text:span></text:p>
      <text:p text:style-name="P14"><text:span text:style-name="T26">ω</text:span><text:span text:style-name="T33">e, </text:span><text:span text:style-name="T26">ω</text:span><text:span text:style-name="T33">s</text:span><text:span text:style-name="T30">, </text:span><text:span text:style-name="T26">ω</text:span><text:span text:style-name="T33">mr <text:s/></text:span><text:span text:style-name="T23">- electrical angular frequency, angular speef of the rotor-flux-oriented reference frame</text:span></text:p>
      <text:p text:style-name="P13"><text:span text:style-name="T26">ω</text:span><text:span text:style-name="T31">r <text:s/></text:span><text:span text:style-name="T26">- </text:span><text:span text:style-name="T28">electrical </text:span><text:span text:style-name="T27">velocity rotor </text:span><text:span text:style-name="T28">(np*</text:span><text:span text:style-name="T26">ω</text:span><text:span text:style-name="T28">)</text:span></text:p>
      <text:p text:style-name="P12"/>
      <text:p text:style-name="P13"><text:span text:style-name="T26">ω</text:span><text:span text:style-name="T32">sl</text:span><text:span text:style-name="T31"> </text:span><text:span text:style-name="T26">- </text:span><text:span text:style-name="T27">velocity slip </text:span><text:span text:style-name="T28">(</text:span><text:span text:style-name="T26">ω</text:span><text:span text:style-name="T17">s</text:span><text:span text:style-name="T28">- </text:span><text:span text:style-name="T26">ω</text:span><text:span text:style-name="T17">r </text:span><text:span text:style-name="T18"><text:s/></text:span><text:span text:style-name="T29">)</text:span></text:p>
      <text:p text:style-name="P19"/>
      <text:p text:style-name="P1">Idn- I<text:span text:style-name="T14">dn</text:span><text:span text:style-name="T1"> </text:span><text:span text:style-name="T2">: rated d-axis stator current (2012 Melo et all, </text:span><text:span text:style-name="T3">pag.405</text:span><text:span text:style-name="T2">)</text:span></text:p>
      <text:p text:style-name="P1"/>
      <text:p text:style-name="P1"><text:span text:style-name="T2">Vmax- <text:s/>V</text:span><text:span text:style-name="T14">max</text:span></text:p>
      <text:p text:style-name="P1"/>
      <text:p text:style-name="P1"><text:span text:style-name="T2">Imax- <text:s/>I</text:span><text:span text:style-name="T14">max</text:span></text:p>
      <text:p text:style-name="P1"><text:span text:style-name="T2"><text:tab/> : motor (or inverter) voltage and current limits, respectively; (2012 Melo et all, </text:span><text:span text:style-name="T3">pag.405</text:span><text:span text:style-name="T2">)</text:span></text:p>
      <text:p text:style-name="P7"/>
      <text:p text:style-name="P7">Imin- corrente mínima correspondente à corrente de magnetização?(AMRC) </text:p>
      <text:p text:style-name="P1"/>
      <text:p text:style-name="P2"><text:span text:style-name="T2">wn- </text:span><text:span text:style-name="T4">ω</text:span><text:span text:style-name="T11">n</text:span><text:span text:style-name="T9">: </text:span><text:span text:style-name="T8">rated speed </text:span><text:span text:style-name="T5">(2012 Melo et all, </text:span><text:span text:style-name="T4">pag.406</text:span><text:span text:style-name="T5">)</text:span></text:p>
      <text:p text:style-name="P2"/>
      <text:p text:style-name="P2"><text:span text:style-name="T5">w</text:span><text:span text:style-name="T4">c</text:span><text:span text:style-name="T5">- ω</text:span><text:span text:style-name="T11">c</text:span><text:span text:style-name="T10">: </text:span><text:span text:style-name="T8">boundary speed between constant power and power-speed; </text:span><text:span text:style-name="T5">(2012 Melo et all, </text:span><text:span text:style-name="T4">pag.407</text:span><text:span text:style-name="T5">)<text:tab/></text:span><text:span text:style-name="T8">(limite entre zona 2 e zona 3)</text:span></text:p>
      <text:p text:style-name="P2"/>
      <text:p text:style-name="P2">np- numero de pares de polos</text:p>
      <text:p text:style-name="P2"/>
      <text:p text:style-name="P3">M- Indutância de magnetização</text:p>
      <text:p text:style-name="P3"/>
      <text:p text:style-name="P3">Lr- rotor total inductance</text:p>
      <text:p text:style-name="P2"/>
      <text:p text:style-name="P8">Kt<text:tab/> 3/2*np*M*M/Lr</text:p>
      <text:p text:style-name="P2"/>
      <text:p text:style-name="P3"><text:span text:style-name="T8">Tm1- Torque máximo na região 1; </text:span><text:span text:style-name="T5">(2012 Melo et all, </text:span><text:span text:style-name="T6">pag.407</text:span><text:span text:style-name="T5">)</text:span></text:p>
      <text:p text:style-name="P3"/>
      <text:p text:style-name="P3"><text:span text:style-name="T5">R</text:span><text:span text:style-name="T4">m- equivalent stator iron losses resistances; </text:span><text:span text:style-name="T5">(2012 Melo et all, </text:span><text:span text:style-name="T6">pag.40</text:span><text:span text:style-name="T4">4</text:span><text:span text:style-name="T5">)</text:span></text:p>
      <text:p text:style-name="P3"/>
      <text:p text:style-name="P3"><text:span text:style-name="T5">L</text:span><text:span text:style-name="T4">lr- L</text:span><text:span text:style-name="T12">lr:</text:span><text:span text:style-name="T4"> rotor leakage inductance; </text:span><text:span text:style-name="T5">(2012 Melo et all, </text:span><text:span text:style-name="T6">pag.40</text:span><text:span text:style-name="T4">4</text:span><text:span text:style-name="T5">)</text:span></text:p>
      <text:p text:style-name="P3"/>
      <text:p text:style-name="P5">velocity controller:</text:p>
      <text:p text:style-name="P3"><text:span text:style-name="T4"><text:tab/>vel_p- </text:span><text:span text:style-name="T5">pg_: <text:tab/><text:tab/><text:tab/>//</text:span><text:span text:style-name="T4">proportional gain (tpid_class.h)</text:span></text:p>
      <text:p text:style-name="P3"/>
      <text:p text:style-name="P4"><text:span text:style-name="T4"><text:tab/>vel_Min_pid_res<text:tab/><text:tab/>// minimum setpoint </text:span><text:span text:style-name="T7">(tpid_class.h)</text:span></text:p>
      <text:p text:style-name="P4"/>
      <text:p text:style-name="P4"><text:span text:style-name="T7"><text:tab/>vel_Max_pid_res</text:span><text:span text:style-name="T4"><text:tab/><text:tab/>// maximum setpoint </text:span><text:span text:style-name="T7">(tpid_class.h)</text:span></text:p>
      <text:p text:style-name="P4"/>
      <text:p text:style-name="P4"><text:span text:style-name="T7"><text:tab/>vel_cel- </text:span><text:span text:style-name="T4"><text:tab/><text:tab/><text:tab/>// Acceleration limit (rate of change) </text:span><text:span text:style-name="T7">(tpid_class.h)</text:span></text:p>
      <text:p text:style-name="P4"/>
      <text:p text:style-name="P5">torque controller:</text:p>
      <text:p text:style-name="P5"><text:tab/>(...)</text:p>
      <text:p text:style-name="P5"><text:span text:style-name="T7"><text:tab/>torque_control_i- </text:span><text:span text:style-name="T4">ig_;<text:tab/><text:tab/><text:tab/><text:tab/>// integral gain </text:span><text:span text:style-name="T7">(tpid_class.h)</text:span></text:p>
      <text:p text:style-name="P5"><text:tab/><text:span text:style-name="T15">(…)</text:span></text:p>
      <text:p text:style-name="P5"/>
      <text:p text:style-name="P6"><text:span text:style-name="T7">current_control_y- <text:s/></text:span><text:span text:style-name="T4">poderia se escrever </text:span><text:span text:style-name="T7">current_control_</text:span><text:span text:style-name="T4">q; (y é o mesmo que q) </text:span></text:p>
      <text:p text:style-name="P9"><text:tab/></text:p>
      <text:p text:style-name="P9"><text:tab/>(o mesmo que o anterior <text:s/>para x e d)</text:p>
      <text:p text:style-name="P9"><text:soft-page-break/></text:p>
      <text:p text:style-name="P9"/>
      <text:p text:style-name="P4"/>
      <text:p text:style-name="P10"/>
      <text:p text:style-name="P10"/>
      <text:p text:style-name="P10"/>
      <text:p text:style-name="P20"><draw:frame draw:style-name="fr1" draw:name="Objeto1" text:anchor-type="as-char" svg:y="-0.743cm" svg:width="3.935cm" svg:height="1.4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20"/>
      <text:p text:style-name="P11"/>
      <text:p text:style-name="P11"><text:span text:style-name="T20"><draw:frame draw:style-name="fr1" draw:name="Objeto2" text:anchor-type="as-char" svg:y="-0.621cm" svg:width="5.429cm" svg:height="1.29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tab/></text:span><text:span text:style-name="T22">(1)</text:span></text:p>
      <text:p text:style-name="P11"><text:span text:style-name="T20"><draw:frame draw:style-name="fr1" draw:name="Objeto3" text:anchor-type="as-char" svg:y="-0.621cm" svg:width="5.403cm" svg:height="1.22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0"><text:tab/></text:span><text:span text:style-name="T22">(2)</text:span></text:p>
      <text:p text:style-name="P11"><text:span text:style-name="T20"><draw:frame draw:style-name="fr1" draw:name="Objeto4" text:anchor-type="as-char" svg:y="1.131cm" svg:width="7.463cm" svg:height="1.70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0"><text:tab/></text:span><text:span text:style-name="T22">(3)</text:span></text:p>
      <text:p text:style-name="P11"><text:span text:style-name="T20"><draw:frame draw:style-name="fr1" draw:name="Objeto5" text:anchor-type="as-char" svg:y="-0.621cm" svg:width="7.44cm" svg:height="1.46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0"><text:tab/></text:span><text:span text:style-name="T22">(4)</text:span></text:p>
      <text:p text:style-name="P11"><text:span text:style-name="T20"><draw:frame draw:style-name="fr1" draw:name="Objeto6" text:anchor-type="as-char" svg:y="-0.377cm" svg:width="4.45cm" svg:height="0.8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tab/></text:span><text:span text:style-name="T22">(5)</text:span></text:p>
      <text:p text:style-name="P11"><text:span text:style-name="T20"><draw:frame draw:style-name="fr1" draw:name="Objeto7" text:anchor-type="as-char" svg:y="-0.377cm" svg:width="4.424cm" svg:height="0.71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tab/></text:span><text:span text:style-name="T22">(6)</text:span></text:p>
      <text:p text:style-name="P11"><text:span text:style-name="T20"><draw:frame draw:style-name="fr1" draw:name="Objeto8" text:anchor-type="as-char" svg:y="-0.377cm" svg:width="4.424cm" svg:height="0.7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0"><text:tab/></text:span><text:span text:style-name="T22">(7)</text:span></text:p>
      <text:p text:style-name="P11"><text:span text:style-name="T20"><draw:frame draw:style-name="fr1" draw:name="Objeto9" text:anchor-type="as-char" svg:y="-0.377cm" svg:width="4.424cm" svg:height="0.66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0"><text:tab/></text:span><text:span text:style-name="T22">(8)</text:span></text:p>
      <text:p text:style-name="P11"/>
      <text:p text:style-name="P11"><text:span text:style-name="T20"><draw:frame draw:style-name="fr1" draw:name="Objeto10" text:anchor-type="as-char" svg:y="-0.619cm" svg:width="5.26cm" svg:height="1.543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<text:tab/></text:span><text:span text:style-name="T22">(9)</text:span></text:p>
      <text:p text:style-name="P11"/>
      <text:p text:style-name="P15"/>
      <text:p text:style-name="P15"/>
      <text:p text:style-name="P15"><text:span text:style-name="T20">=</text:span><text:span text:style-name="T19">&gt;</text:span></text:p>
      <text:p text:style-name="P15"><draw:frame draw:style-name="fr1" draw:name="Objeto11" text:anchor-type="as-char" svg:y="-0.386cm" svg:width="5.584cm" svg:height="0.716cm" draw:z-index="10"><draw:object xlink:href="./Object 11" xlink:type="simple" xlink:show="embed" xlink:actuate="onLoad"/><draw:image xlink:href="./ObjectReplacements/Object 11" xlink:type="simple" xlink:show="embed" xlink:actuate="onLoad"/></draw:frame><text:tab/><text:span text:style-name="T34">(10)</text:span></text:p>
      <text:p text:style-name="P15"><draw:frame draw:style-name="fr1" draw:name="Objeto12" text:anchor-type="as-char" svg:y="-0.386cm" svg:width="5.614cm" svg:height="0.783cm" draw:z-index="11"><draw:object xlink:href="./Object 12" xlink:type="simple" xlink:show="embed" xlink:actuate="onLoad"/><draw:image xlink:href="./ObjectReplacements/Object 12" xlink:type="simple" xlink:show="embed" xlink:actuate="onLoad"/></draw:frame><text:tab/><text:span text:style-name="T34">(11)</text:span></text:p>
      <text:p text:style-name="P15"/>
      <text:p text:style-name="P15"><draw:frame draw:style-name="fr1" draw:name="Objeto13" text:anchor-type="as-char" svg:y="-0.621cm" svg:width="8.102cm" svg:height="1.392cm" draw:z-index="12"><draw:object xlink:href="./Object 13" xlink:type="simple" xlink:show="embed" xlink:actuate="onLoad"/><draw:image xlink:href="./ObjectReplacements/Object 13" xlink:type="simple" xlink:show="embed" xlink:actuate="onLoad"/></draw:frame> <text:span text:style-name="T34">(12)</text:span></text:p>
      <text:p text:style-name="P15"><draw:frame draw:style-name="fr1" draw:name="Objeto14" text:anchor-type="as-char" svg:y="-0.621cm" svg:width="8.075cm" svg:height="1.191cm" draw:z-index="13"><draw:object xlink:href="./Object 14" xlink:type="simple" xlink:show="embed" xlink:actuate="onLoad"/><draw:image xlink:href="./ObjectReplacements/Object 14" xlink:type="simple" xlink:show="embed" xlink:actuate="onLoad"/></draw:frame><text:tab/><text:span text:style-name="T34">(13)</text:span></text:p>
      <text:p text:style-name="P15"/>
      <text:p text:style-name="P16"><text:soft-page-break/></text:p>
      <text:p text:style-name="P16"/>
      <text:p text:style-name="P16"/>
      <text:p text:style-name="P21">We assume the rotor rotor flux space-vector is aligned to the to the d-axis of the rotating reference frame:</text:p>
      <text:p text:style-name="P16"/>
      <text:p text:style-name="P16"><text:span text:style-name="T19"><draw:frame draw:style-name="fr1" draw:name="Objeto15" text:anchor-type="as-char" svg:y="-0.36cm" svg:width="2.678cm" svg:height="0.83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<text:tab/></text:span><text:span text:style-name="T22">(14)</text:span></text:p>
      <text:p text:style-name="P21"><text:span text:style-name="T35">qqqq</text:span> and </text:p>
      <text:p text:style-name="P16"><text:span text:style-name="T19"><draw:frame draw:style-name="fr1" draw:name="Objeto16" text:anchor-type="as-char" svg:y="-0.377cm" svg:width="2.043cm" svg:height="1.048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<text:tab/></text:span><text:span text:style-name="T22">(15)</text:span></text:p>
      <text:p text:style-name="P16"/>
      <text:p text:style-name="P16"/>
      <text:p text:style-name="P16"><text:span text:style-name="T19"><draw:frame draw:style-name="fr1" draw:name="Objeto17" text:anchor-type="as-char" svg:y="-0.691cm" svg:width="5.694cm" svg:height="1.57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<text:tab/></text:span><text:span text:style-name="T22">(16)</text:span></text:p>
      <text:p text:style-name="P16"/>
      <text:p text:style-name="P16"><text:span text:style-name="T19"><draw:frame draw:style-name="fr1" draw:name="Objeto18" text:anchor-type="as-char" svg:y="-0.377cm" svg:width="2.942cm" svg:height="0.79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<text:tab/></text:span><text:span text:style-name="T22">(17)</text:span></text:p>
      <text:p text:style-name="P16"><text:span text:style-name="T19"><draw:frame draw:style-name="fr1" draw:name="Objeto19" text:anchor-type="as-char" svg:y="-0.684cm" svg:width="9.433cm" svg:height="1.402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9"> </text:span><text:span text:style-name="T25">&lt;</text:span></text:p>
      <text:p text:style-name="P21"/>
      <text:p text:style-name="P16"/>
      <text:p text:style-name="P22">(4) e (8) e (14) e (15) e (17) :</text:p>
      <text:p text:style-name="P17"/>
      <text:p text:style-name="P23"><draw:frame draw:style-name="fr1" draw:name="Objeto20" text:anchor-type="as-char" svg:y="-0.386cm" svg:width="5.641cm" svg:height="0.78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<text:span text:style-name="T19"><draw:frame draw:style-name="fr1" draw:name="Objeto21" text:anchor-type="as-char" svg:y="-0.386cm" svg:width="5.244cm" svg:height="0.723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 </text:span><text:span text:style-name="T25">&lt;</text:span></text:p>
      <text:p text:style-name="P18"/>
      <text:p text:style-name="P18"/>
      <text:p text:style-name="P18"/>
      <text:p text:style-name="P18"><text:span text:style-name="T24">:</text:span><text:span text:style-name="T19"><draw:frame draw:style-name="fr1" draw:name="Objeto22" text:anchor-type="as-char" svg:y="-0.443cm" svg:width="5.853cm" svg:height="0.827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><text:span text:style-name="T24">:</text:span><text:span text:style-name="T19"><draw:frame draw:style-name="fr1" draw:name="Objeto23" text:anchor-type="as-char" svg:y="-0.443cm" svg:width="6.593cm" svg:height="0.905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8"/>
      <text:p text:style-name="P24">Velocidade sempre em medida eléctrica, somente quando se quer saber mecânica é que se divide por numero par de pólos</text:p>
      <text:p text:style-name="P24"/>
      <text:p text:style-name="P24"/>
      <text:p text:style-name="P24"/>
      <text:p text:style-name="P24"/>
      <text:p text:style-name="P25">Porquê o circuito de decouple?</text:p>
      <text:p text:style-name="P25"><text:tab/>Porque Ud não é somente proporcional a <text:s/>Id mas tb de Iq</text:p>
      <text:p text:style-name="P25"><text:tab/>Idem para Uq</text:p>
      <text:p text:style-name="P25"><text:tab/>Para além disto há tb a componente de atra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c </meta:initial-creator>
    <meta:creation-date>2017-09-30T20:35:03.444333409</meta:creation-date>
    <dc:date>2018-03-07T17:50:37.615219880</dc:date>
    <meta:editing-duration>P29DT1H49M27S</meta:editing-duration>
    <meta:editing-cycles>9</meta:editing-cycles>
    <meta:generator>LibreOffice/4.3.3.2$Linux_X86_64 LibreOffice_project/430m0$Build-2</meta:generator>
    <meta:document-statistic meta:table-count="0" meta:image-count="0" meta:object-count="23" meta:page-count="3" meta:paragraph-count="62" meta:word-count="308" meta:character-count="1889" meta:non-whitespace-character-count="1584"/>
  </office:meta>
</office:document-meta>
</file>

<file path=Object 1/content.xml><?xml version="1.0" encoding="utf-8"?>
<math xmlns="http://www.w3.org/1998/Math/MathML" display="block">
  <semantics>
    <mrow>
      <mrow>
        <msub>
          <mi>Θ</mi>
          <mi>Ψ</mi>
        </msub>
        <mo stretchy="false">=</mo>
        <mrow>
          <munderover>
            <mo stretchy="false">∫</mo>
            <mn>0</mn>
            <mi>t</mi>
          </munderover>
          <mrow>
            <mo fence="true" stretchy="true">(</mo>
            <mrow>
              <mrow>
                <msub>
                  <mi>ω</mi>
                  <mi>r</mi>
                </msub>
                <mo stretchy="false">+</mo>
                <msub>
                  <mi>ω</mi>
                  <mi mathvariant="italic">sl</mi>
                </msub>
              </mrow>
            </mrow>
            <mo fence="true" stretchy="true">)</mo>
          </mrow>
        </mrow>
      </mrow>
      <mi mathvariant="italic">dt</mi>
    </mrow>
    <annotation encoding="StarMath 5.0">Θ_Ψ= int from {0} to {t} left ( { ω_r+ω_sl }  right )   { dt } </annotation>
  </semantics>
</math>
</file>

<file path=Object 10/content.xml><?xml version="1.0" encoding="utf-8"?>
<math xmlns="http://www.w3.org/1998/Math/MathML" display="block">
  <semantics>
    <mrow>
      <mrow>
        <msub>
          <mi>T</mi>
          <mi>e</mi>
        </msub>
        <mo stretchy="false">=</mo>
        <mfrac>
          <mn>3</mn>
          <mn>2</mn>
        </mfrac>
      </mrow>
      <msub>
        <mi>P</mi>
        <mi>p</mi>
      </msub>
      <mrow>
        <mo fence="true" stretchy="false">(</mo>
        <mrow>
          <mrow>
            <msub>
              <mi mathvariant="normal">Ψ</mi>
              <mi mathvariant="italic">sd</mi>
            </msub>
            <mrow>
              <msub>
                <mi>I</mi>
                <mi mathvariant="italic">sq</mi>
              </msub>
              <mo stretchy="false">−</mo>
              <msub>
                <mi mathvariant="normal">Ψ</mi>
                <mi mathvariant="italic">sq</mi>
              </msub>
            </mrow>
            <msub>
              <mi>I</mi>
              <mi mathvariant="italic">sd</mi>
            </msub>
          </mrow>
        </mrow>
        <mo fence="true" stretchy="false">)</mo>
      </mrow>
    </mrow>
    <annotation encoding="StarMath 5.0">T_e =  {3} over {2}  P_p (%PSI_sd I_sq - %PSI_sq I_sd)</annotation>
  </semantics>
</math>
</file>

<file path=Object 11/content.xml><?xml version="1.0" encoding="utf-8"?>
<math xmlns="http://www.w3.org/1998/Math/MathML" display="block">
  <semantics>
    <mrow>
      <msub>
        <mi>I</mi>
        <mi mathvariant="italic">rd</mi>
      </msub>
      <mo stretchy="false">=</mo>
      <mrow>
        <mrow>
          <mo fence="true" stretchy="false">(</mo>
          <mrow>
            <mrow>
              <mrow>
                <msub>
                  <mi mathvariant="normal">Ψ</mi>
                  <mi mathvariant="italic">rd</mi>
                </msub>
                <mo stretchy="false">−</mo>
                <msub>
                  <mi>L</mi>
                  <mi>m</mi>
                </msub>
              </mrow>
              <msub>
                <mi>I</mi>
                <mi mathvariant="italic">sd</mi>
              </msub>
            </mrow>
          </mrow>
          <mo fence="true" stretchy="false">)</mo>
        </mrow>
        <mo stretchy="false">/</mo>
        <msub>
          <mi>L</mi>
          <mi>r</mi>
        </msub>
      </mrow>
    </mrow>
    <annotation encoding="StarMath 5.0">I_rd = (%PSI_rd - L_m I_sd)/L_r

</annotation>
  </semantics>
</math>
</file>

<file path=Object 12/content.xml><?xml version="1.0" encoding="utf-8"?>
<math xmlns="http://www.w3.org/1998/Math/MathML" display="block">
  <semantics>
    <mrow>
      <msub>
        <mi>I</mi>
        <mi mathvariant="italic">rq</mi>
      </msub>
      <mo stretchy="false">=</mo>
      <mrow>
        <mrow>
          <mo fence="true" stretchy="false">(</mo>
          <mrow>
            <mrow>
              <mrow>
                <msub>
                  <mi mathvariant="normal">Ψ</mi>
                  <mi mathvariant="italic">rq</mi>
                </msub>
                <mo stretchy="false">−</mo>
                <msub>
                  <mi>L</mi>
                  <mi>m</mi>
                </msub>
              </mrow>
              <msub>
                <mi>I</mi>
                <mi mathvariant="italic">sq</mi>
              </msub>
            </mrow>
          </mrow>
          <mo fence="true" stretchy="false">)</mo>
        </mrow>
        <mo stretchy="false">/</mo>
        <msub>
          <mi>L</mi>
          <mi>r</mi>
        </msub>
      </mrow>
    </mrow>
    <annotation encoding="StarMath 5.0">I_rq = (%PSI_rq - L_m I_sq)/L_r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sub>
              <mi mathvariant="normal">Ψ</mi>
              <mi mathvariant="italic">rd</mi>
            </msub>
          </mrow>
          <mrow>
            <mo stretchy="false">∂</mo>
            <mi>t</mi>
          </mrow>
        </mfrac>
        <mo stretchy="false">=</mo>
        <mrow>
          <mn>1</mn>
          <mo stretchy="false">/</mo>
          <msub>
            <mi>T</mi>
            <mi>r</mi>
          </msub>
        </mrow>
      </mrow>
      <mrow>
        <mrow>
          <mo fence="true" stretchy="false">(</mo>
          <mrow>
            <mrow>
              <mrow>
                <mrow>
                  <mo stretchy="false">−</mo>
                  <msub>
                    <mi mathvariant="normal">Ψ</mi>
                    <mi mathvariant="italic">rd</mi>
                  </msub>
                </mrow>
                <mo stretchy="false">+</mo>
                <msub>
                  <mi>L</mi>
                  <mi>m</mi>
                </msub>
              </mrow>
              <msub>
                <mi>I</mi>
                <mi mathvariant="italic">sd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q</mi>
      </msub>
    </mrow>
    <annotation encoding="StarMath 5.0">{partial %PSI _rd} over { partial t} = 1/T_r( -%PSI_rd + L_m I_sd)+ (%omega_s - %omega_r) %PSI_rq 
</annotation>
  </semantics>
</math>
</file>

<file path=Object 14/content.xml><?xml version="1.0" encoding="utf-8"?>
<math xmlns="http://www.w3.org/1998/Math/MathML" display="block">
  <semantics>
    <mrow>
      <mrow>
        <mfrac>
          <mrow>
            <mo stretchy="false">∂</mo>
            <msub>
              <mi mathvariant="normal">Ψ</mi>
              <mi mathvariant="italic">rq</mi>
            </msub>
          </mrow>
          <mrow>
            <mo stretchy="false">∂</mo>
            <mi>t</mi>
          </mrow>
        </mfrac>
        <mo stretchy="false">=</mo>
        <mrow>
          <mn>1</mn>
          <mo stretchy="false">/</mo>
          <msub>
            <mi>T</mi>
            <mi>r</mi>
          </msub>
        </mrow>
      </mrow>
      <mrow>
        <mrow>
          <mo fence="true" stretchy="false">(</mo>
          <mrow>
            <mrow>
              <mrow>
                <mrow>
                  <mo stretchy="false">−</mo>
                  <msub>
                    <mi mathvariant="normal">Ψ</mi>
                    <mi mathvariant="italic">rq</mi>
                  </msub>
                </mrow>
                <mo stretchy="false">+</mo>
                <msub>
                  <mi>L</mi>
                  <mi>m</mi>
                </msub>
              </mrow>
              <msub>
                <mi>I</mi>
                <mi mathvariant="italic">sq</mi>
              </msub>
            </mrow>
          </mrow>
          <mo fence="true" stretchy="false">)</mo>
        </mrow>
        <mo stretchy="false">−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d</mi>
      </msub>
    </mrow>
    <annotation encoding="StarMath 5.0">{partial %PSI _rq} over { partial t} = 1/T_r( -%PSI_rq + L_m I_sq)- (%omega_s - %omega_r) %PSI_rd </annotation>
  </semantics>
</math>
</file>

<file path=Object 15/content.xml><?xml version="1.0" encoding="utf-8"?>
<math xmlns="http://www.w3.org/1998/Math/MathML" display="block">
  <semantics>
    <mrow>
      <msub>
        <mi mathvariant="normal">Ψ</mi>
        <mi mathvariant="italic">rd</mi>
      </msub>
      <mo stretchy="false">=</mo>
      <mrow>
        <mo fence="true" stretchy="false">|</mo>
        <mrow>
          <mover accent="true">
            <msub>
              <mi mathvariant="normal">Ψ</mi>
              <mi>r</mi>
            </msub>
            <mo stretchy="false">¯</mo>
          </mover>
        </mrow>
        <mo fence="true" stretchy="false">|</mo>
      </mrow>
    </mrow>
    <annotation encoding="StarMath 5.0">%PSI_rd = lline  bar %PSI_r rline </annotation>
  </semantics>
</math>
</file>

<file path=Object 16/content.xml><?xml version="1.0" encoding="utf-8"?>
<math xmlns="http://www.w3.org/1998/Math/MathML" display="block">
  <semantics>
    <mrow>
      <msub>
        <mi mathvariant="normal">Ψ</mi>
        <mi mathvariant="italic">rq</mi>
      </msub>
      <mo stretchy="false">=</mo>
      <mn>0</mn>
    </mrow>
    <annotation encoding="StarMath 5.0">%PSI_rq = 0
</annotation>
  </semantics>
</math>
</file>

<file path=Object 17/content.xml><?xml version="1.0" encoding="utf-8"?>
<math xmlns="http://www.w3.org/1998/Math/MathML" display="block">
  <semantics>
    <mrow>
      <mfrac>
        <mrow>
          <mo stretchy="false">∂</mo>
          <mrow>
            <mo fence="true" stretchy="false">(</mo>
            <mrow>
              <mover accent="true">
                <msub>
                  <mi mathvariant="normal">Ψ</mi>
                  <mi>r</mi>
                </msub>
                <mo stretchy="false">¯</mo>
              </mover>
            </mrow>
            <mo fence="true" stretchy="false">)</mo>
          </mrow>
        </mrow>
        <mrow>
          <mo stretchy="false">∂</mo>
          <mi>t</mi>
        </mrow>
      </mfrac>
      <mo stretchy="false">=</mo>
      <mrow>
        <mrow>
          <mrow>
            <mo fence="true" stretchy="false">(</mo>
            <mrow>
              <mrow>
                <msub>
                  <mi>L</mi>
                  <mi>m</mi>
                </msub>
                <msub>
                  <mi>I</mi>
                  <mi mathvariant="italic">sd</mi>
                </msub>
              </mrow>
            </mrow>
            <mo fence="true" stretchy="false">)</mo>
          </mrow>
          <mo stretchy="false">/</mo>
          <msub>
            <mi>T</mi>
            <mi>r</mi>
          </msub>
        </mrow>
        <mo stretchy="false">−</mo>
        <mrow>
          <mover accent="true">
            <msub>
              <mi mathvariant="normal">Ψ</mi>
              <mi>r</mi>
            </msub>
            <mo stretchy="false">¯</mo>
          </mover>
          <mo stretchy="false">/</mo>
          <msub>
            <mi>T</mi>
            <mi>R</mi>
          </msub>
        </mrow>
      </mrow>
    </mrow>
    <annotation encoding="StarMath 5.0">{partial (bar %PSI _r)} over { partial t} = ( L_m I_sd)/T_r - bar %PSI_r/T_R</annotation>
  </semantics>
</math>
</file>

<file path=Object 18/content.xml><?xml version="1.0" encoding="utf-8"?>
<math xmlns="http://www.w3.org/1998/Math/MathML" display="block">
  <semantics>
    <mrow>
      <mover accent="true">
        <msub>
          <mi>I</mi>
          <mi mathvariant="italic">mr</mi>
        </msub>
        <mo stretchy="false">¯</mo>
      </mover>
      <mo stretchy="false">=</mo>
      <mrow>
        <mover accent="true">
          <msub>
            <mi mathvariant="normal">Ψ</mi>
            <mi>r</mi>
          </msub>
          <mo stretchy="false">¯</mo>
        </mover>
        <mo stretchy="false">/</mo>
        <msub>
          <mi>L</mi>
          <mi>m</mi>
        </msub>
      </mrow>
    </mrow>
    <annotation encoding="StarMath 5.0">bar I_mr = bar %PSI_r / L_m</annotation>
  </semantics>
</math>
</file>

<file path=Object 19/content.xml><?xml version="1.0" encoding="utf-8"?>
<math xmlns="http://www.w3.org/1998/Math/MathML" display="block">
  <semantics>
    <mrow>
      <msub>
        <mi>L</mi>
        <mi>m</mi>
      </msub>
      <mrow>
        <mfrac>
          <mrow>
            <mo stretchy="false">∂</mo>
            <msub>
              <mi>I</mi>
              <mi mathvariant="italic">mr</mi>
            </msub>
          </mrow>
          <mrow>
            <mo stretchy="false">∂</mo>
            <mi>t</mi>
          </mrow>
        </mfrac>
        <mo stretchy="false">=</mo>
        <mrow>
          <mrow>
            <mrow>
              <mo fence="true" stretchy="false">(</mo>
              <mrow>
                <mrow>
                  <msub>
                    <mi>L</mi>
                    <mi>m</mi>
                  </msub>
                  <msub>
                    <mi>I</mi>
                    <mi mathvariant="italic">sd</mi>
                  </msub>
                </mrow>
              </mrow>
              <mo fence="true" stretchy="false">)</mo>
            </mrow>
            <mo stretchy="false">/</mo>
            <msub>
              <mi>T</mi>
              <mi>r</mi>
            </msub>
          </mrow>
          <mo stretchy="false">−</mo>
          <mrow>
            <mrow>
              <mo fence="true" stretchy="false">(</mo>
              <mrow>
                <mrow>
                  <msub>
                    <mi>L</mi>
                    <mi>m</mi>
                  </msub>
                  <msub>
                    <mi>I</mi>
                    <mi mathvariant="italic">mr</mi>
                  </msub>
                </mrow>
              </mrow>
              <mo fence="true" stretchy="false">)</mo>
            </mrow>
            <mo stretchy="false">/</mo>
            <msub>
              <mi>T</mi>
              <mi>r</mi>
            </msub>
          </mrow>
        </mrow>
        <mo stretchy="false">=</mo>
        <mrow>
          <mrow>
            <mo fence="true" stretchy="false">(</mo>
            <mrow>
              <mrow>
                <msub>
                  <mi>I</mi>
                  <mi mathvariant="italic">sd</mi>
                </msub>
                <mo stretchy="false">−</mo>
                <msub>
                  <mi>I</mi>
                  <mi mathvariant="italic">mr</mi>
                </msub>
              </mrow>
            </mrow>
            <mo fence="true" stretchy="false">)</mo>
          </mrow>
          <mo stretchy="false">/</mo>
          <msub>
            <mi>T</mi>
            <mi>r</mi>
          </msub>
        </mrow>
      </mrow>
    </mrow>
    <annotation encoding="StarMath 5.0">L_m {partial I_mr } over { partial t} = ( L_m I_sd)/T_r - (L_m I_mr) /T_r = ( I_sd - I_mr )/T_r   </annotation>
  </semantics>
</math>
</file>

<file path=Object 2/content.xml><?xml version="1.0" encoding="utf-8"?>
<math xmlns="http://www.w3.org/1998/Math/MathML" display="block">
  <semantics>
    <mrow>
      <mrow>
        <msub>
          <mi>U</mi>
          <mi mathvariant="italic">sd</mi>
        </msub>
        <mo stretchy="false">=</mo>
        <msub>
          <mi>R</mi>
          <mi>s</mi>
        </msub>
      </mrow>
      <mrow>
        <msub>
          <mi>i</mi>
          <mi mathvariant="italic">sd</mi>
        </msub>
        <mo stretchy="false">+</mo>
        <mfrac>
          <mrow>
            <mo stretchy="false">∂</mo>
            <msub>
              <mi mathvariant="normal">Ψ</mi>
              <mi mathvariant="italic">sd</mi>
            </msub>
          </mrow>
          <mrow>
            <mo stretchy="false">∂</mo>
            <mi>t</mi>
          </mrow>
        </mfrac>
        <mo stretchy="false">−</mo>
        <msub>
          <mi mathvariant="normal">ω</mi>
          <mi>s</mi>
        </msub>
      </mrow>
      <msub>
        <mi mathvariant="normal">Ψ</mi>
        <mi mathvariant="italic">sq</mi>
      </msub>
    </mrow>
    <annotation encoding="StarMath 5.0">U_sd = R_s i_sd + {partial %PSI _sd} over { partial t} - %omega_s %PSI_sq
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 mathvariant="normal">ω</mi>
              <mi>s</mi>
            </msub>
            <mo stretchy="false">−</mo>
            <msub>
              <mi mathvariant="normal">ω</mi>
              <mi>r</mi>
            </msub>
          </mrow>
        </mrow>
        <mo fence="true" stretchy="false">)</mo>
      </mrow>
      <mover accent="true">
        <msub>
          <mi>I</mi>
          <mi mathvariant="italic">mr</mi>
        </msub>
        <mo stretchy="false">¯</mo>
      </mover>
      <mrow>
        <msub>
          <mi>L</mi>
          <mi>m</mi>
        </msub>
        <mo stretchy="false">=</mo>
        <mrow>
          <mn>1</mn>
          <mo stretchy="false">/</mo>
          <mi mathvariant="italic">Tr</mi>
        </mrow>
      </mrow>
      <msub>
        <mi>L</mi>
        <mi>m</mi>
      </msub>
      <msub>
        <mi>I</mi>
        <mi mathvariant="italic">sq</mi>
      </msub>
    </mrow>
    <annotation encoding="StarMath 5.0">(%omega_s - %omega_r) bar I_mr L_m = 1/Tr L_m I_sq
</annotation>
  </semantics>
</math>
</file>

<file path=Object 21/content.xml><?xml version="1.0" encoding="utf-8"?>
<math xmlns="http://www.w3.org/1998/Math/MathML">
  <semantics>
    <mrow>
      <mrow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  <mo stretchy="false">=</mo>
        <mrow>
          <mn>1</mn>
          <mo stretchy="false">/</mo>
          <msub>
            <mi>T</mi>
            <mi>R</mi>
          </msub>
        </mrow>
      </mrow>
      <mrow>
        <msub>
          <mi>I</mi>
          <mi mathvariant="italic">sq</mi>
        </msub>
        <mo stretchy="false">/</mo>
        <mrow>
          <mo fence="true" stretchy="false">(</mo>
          <mrow>
            <mover accent="true">
              <msub>
                <mi>I</mi>
                <mi mathvariant="italic">mr</mi>
              </msub>
              <mo stretchy="false">¯</mo>
            </mover>
          </mrow>
          <mo fence="true" stretchy="false">)</mo>
        </mrow>
      </mrow>
    </mrow>
    <annotation encoding="StarMath 5.0">(%omega_s - %omega_r) = 1/T_R I_sq/( bar I_mr) </annotation>
  </semantics>
</math>
</file>

<file path=Object 22/content.xml><?xml version="1.0" encoding="utf-8"?>
<math xmlns="http://www.w3.org/1998/Math/MathML" display="block">
  <semantics>
    <mrow>
      <mrow>
        <msubsup>
          <mi>I</mi>
          <mi mathvariant="italic">mr</mi>
          <mi>k</mi>
        </msubsup>
        <mo stretchy="false">=</mo>
        <mrow>
          <msubsup>
            <mi>I</mi>
            <mi mathvariant="italic">mr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sup>
          <mo stretchy="false">+</mo>
          <mrow>
            <msub>
              <mi>T</mi>
              <mi>s</mi>
            </msub>
            <mo stretchy="false">/</mo>
            <mi mathvariant="italic">Tr</mi>
          </mrow>
        </mrow>
      </mrow>
      <mrow>
        <mo fence="true" stretchy="false">(</mo>
        <mrow>
          <mrow>
            <msubsup>
              <mi>I</mi>
              <mi mathvariant="italic">sd</mi>
              <mi>k</mi>
            </msubsup>
            <mo stretchy="false">−</mo>
            <msubsup>
              <mi>I</mi>
              <mi mathvariant="italic">mr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bsup>
          </mrow>
        </mrow>
        <mo fence="true" stretchy="false">)</mo>
      </mrow>
    </mrow>
    <annotation encoding="StarMath 5.0">I_mr ^k = I_mr ^( k-1 ) + T_s/Tr( I_sd ^k - I_mr ^( k-1 ) )</annotation>
  </semantics>
</math>
</file>

<file path=Object 23/content.xml><?xml version="1.0" encoding="utf-8"?>
<math xmlns="http://www.w3.org/1998/Math/MathML" display="block">
  <semantics>
    <mrow>
      <mrow>
        <msubsup>
          <mi mathvariant="normal">Θ</mi>
          <mi mathvariant="normal">Ψ</mi>
          <mi>k</mi>
        </msubsup>
        <mo stretchy="false">=</mo>
        <mrow>
          <msubsup>
            <mi mathvariant="normal">Θ</mi>
            <mi mathvariant="normal">Ψ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sup>
          <mo stretchy="false">+</mo>
          <msub>
            <mi>T</mi>
            <mi>s</mi>
          </msub>
        </mrow>
      </mrow>
      <mrow>
        <mo fence="true" stretchy="false">(</mo>
        <mrow>
          <mrow>
            <mrow>
              <msubsup>
                <mi mathvariant="normal">ω</mi>
                <mi>r</mi>
                <mi>k</mi>
              </msubsup>
              <mo stretchy="false">+</mo>
              <mrow>
                <mn>1</mn>
                <mo stretchy="false">/</mo>
                <msub>
                  <mi>T</mi>
                  <mi>r</mi>
                </msub>
              </mrow>
            </mrow>
            <mrow>
              <msubsup>
                <mi>I</mi>
                <mi mathvariant="italic">sq</mi>
                <mi>k</mi>
              </msubsup>
              <mo stretchy="false">/</mo>
              <msubsup>
                <mi>I</mi>
                <mi mathvariant="italic">mr</mi>
                <mi>k</mi>
              </msubsup>
            </mrow>
          </mrow>
        </mrow>
        <mo fence="true" stretchy="false">)</mo>
      </mrow>
    </mrow>
    <annotation encoding="StarMath 5.0">%THETA _ %PSI ^k = %THETA _ %PSI ^(k-1) + T_s ( %omega_r ^k +1/T_r I_sq ^k /I_mr ^k )
</annotation>
  </semantics>
</math>
</file>

<file path=Object 3/content.xml><?xml version="1.0" encoding="utf-8"?>
<math xmlns="http://www.w3.org/1998/Math/MathML" display="block">
  <semantics>
    <mrow>
      <mrow>
        <msub>
          <mi>U</mi>
          <mi mathvariant="italic">sq</mi>
        </msub>
        <mo stretchy="false">=</mo>
        <msub>
          <mi>R</mi>
          <mi>s</mi>
        </msub>
      </mrow>
      <mrow>
        <msub>
          <mi>i</mi>
          <mi mathvariant="italic">sq</mi>
        </msub>
        <mo stretchy="false">+</mo>
        <mfrac>
          <mrow>
            <mo stretchy="false">∂</mo>
            <msub>
              <mi mathvariant="normal">Ψ</mi>
              <mi mathvariant="italic">sq</mi>
            </msub>
          </mrow>
          <mrow>
            <mo stretchy="false">∂</mo>
            <mi>t</mi>
          </mrow>
        </mfrac>
        <mo stretchy="false">−</mo>
        <msub>
          <mi mathvariant="normal">ω</mi>
          <mi>s</mi>
        </msub>
      </mrow>
      <msub>
        <mi mathvariant="normal">Ψ</mi>
        <mi mathvariant="italic">sd</mi>
      </msub>
    </mrow>
    <annotation encoding="StarMath 5.0">U_sq = R_s i_sq +{partial %PSI _sq} over { partial t} - %omega_s %PSI_sd
</annotation>
  </semantics>
</math>
</file>

<file path=Object 4/content.xml><?xml version="1.0" encoding="utf-8"?>
<math xmlns="http://www.w3.org/1998/Math/MathML" display="block">
  <semantics>
    <mrow>
      <mrow>
        <msub>
          <mi>U</mi>
          <mi mathvariant="italic">rd</mi>
        </msub>
        <mo stretchy="false">=</mo>
        <mn>0</mn>
        <mo stretchy="false">=</mo>
        <msub>
          <mi>R</mi>
          <mi>r</mi>
        </msub>
      </mrow>
      <mrow>
        <msub>
          <mi>I</mi>
          <mi mathvariant="italic">rd</mi>
        </msub>
        <mo stretchy="false">+</mo>
        <mfrac>
          <mrow>
            <mo stretchy="false">∂</mo>
            <msub>
              <mi mathvariant="normal">Ψ</mi>
              <mi mathvariant="italic">rd</mi>
            </msub>
          </mrow>
          <mrow>
            <mo stretchy="false">∂</mo>
            <mi>t</mi>
          </mrow>
        </mfrac>
        <mo stretchy="false">−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q</mi>
      </msub>
    </mrow>
    <annotation encoding="StarMath 5.0">U_rd = 0 = R_r I_rd + {partial %PSI _rd} over { partial t} - (%omega_s - %omega_r) %PSI_rq</annotation>
  </semantics>
</math>
</file>

<file path=Object 5/content.xml><?xml version="1.0" encoding="utf-8"?>
<math xmlns="http://www.w3.org/1998/Math/MathML" display="block">
  <semantics>
    <mrow>
      <mrow>
        <msub>
          <mi>U</mi>
          <mi mathvariant="italic">rq</mi>
        </msub>
        <mo stretchy="false">=</mo>
        <mn>0</mn>
        <mo stretchy="false">=</mo>
        <msub>
          <mi>R</mi>
          <mi>r</mi>
        </msub>
      </mrow>
      <mrow>
        <msub>
          <mi>I</mi>
          <mi mathvariant="italic">rq</mi>
        </msub>
        <mo stretchy="false">+</mo>
        <mfrac>
          <mrow>
            <mo stretchy="false">∂</mo>
            <msub>
              <mi mathvariant="normal">Ψ</mi>
              <mi mathvariant="italic">rq</mi>
            </msub>
          </mrow>
          <mrow>
            <mo stretchy="false">∂</mo>
            <mi>t</mi>
          </mrow>
        </mfrac>
        <mo stretchy="false">+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d</mi>
      </msub>
    </mrow>
    <annotation encoding="StarMath 5.0">U_rq = 0 = R_r I_rq + {partial %PSI _rq} over { partial t} + (%omega_s - %omega_r) %PSI_rd
</annotation>
  </semantics>
</math>
</file>

<file path=Object 6/content.xml><?xml version="1.0" encoding="utf-8"?>
<math xmlns="http://www.w3.org/1998/Math/MathML" display="block">
  <semantics>
    <mrow>
      <mrow>
        <msub>
          <mi mathvariant="normal">Ψ</mi>
          <mi mathvariant="italic">sd</mi>
        </msub>
        <mo stretchy="false">=</mo>
        <msub>
          <mi>L</mi>
          <mi>s</mi>
        </msub>
      </mrow>
      <mrow>
        <msub>
          <mi>I</mi>
          <mi mathvariant="italic">sd</mi>
        </msub>
        <mo stretchy="false">+</mo>
        <msub>
          <mi>L</mi>
          <mi>m</mi>
        </msub>
      </mrow>
      <msub>
        <mi>I</mi>
        <mi mathvariant="italic">rd</mi>
      </msub>
    </mrow>
    <annotation encoding="StarMath 5.0">%PSI_sd = L_s I_sd + L_m I_rd</annotation>
  </semantics>
</math>
</file>

<file path=Object 7/content.xml><?xml version="1.0" encoding="utf-8"?>
<math xmlns="http://www.w3.org/1998/Math/MathML" display="block">
  <semantics>
    <mrow>
      <mrow>
        <msub>
          <mi mathvariant="normal">Ψ</mi>
          <mi mathvariant="italic">sq</mi>
        </msub>
        <mo stretchy="false">=</mo>
        <msub>
          <mi>L</mi>
          <mi>s</mi>
        </msub>
      </mrow>
      <mrow>
        <msub>
          <mi>I</mi>
          <mi mathvariant="italic">sq</mi>
        </msub>
        <mo stretchy="false">+</mo>
        <msub>
          <mi>L</mi>
          <mi>m</mi>
        </msub>
      </mrow>
      <msub>
        <mi>I</mi>
        <mi mathvariant="italic">rq</mi>
      </msub>
    </mrow>
    <annotation encoding="StarMath 5.0">%PSI_sq = L_s I_sq + L_m I_rq</annotation>
  </semantics>
</math>
</file>

<file path=Object 8/content.xml><?xml version="1.0" encoding="utf-8"?>
<math xmlns="http://www.w3.org/1998/Math/MathML" display="block">
  <semantics>
    <mrow>
      <mrow>
        <msub>
          <mi mathvariant="normal">Ψ</mi>
          <mi mathvariant="italic">rd</mi>
        </msub>
        <mo stretchy="false">=</mo>
        <msub>
          <mi>L</mi>
          <mi>r</mi>
        </msub>
      </mrow>
      <mrow>
        <msub>
          <mi>I</mi>
          <mi mathvariant="italic">rd</mi>
        </msub>
        <mo stretchy="false">+</mo>
        <msub>
          <mi>L</mi>
          <mi>m</mi>
        </msub>
      </mrow>
      <msub>
        <mi>I</mi>
        <mi mathvariant="italic">sd</mi>
      </msub>
    </mrow>
    <annotation encoding="StarMath 5.0">%PSI_rd = L_r I_rd + L_m I_sd
</annotation>
  </semantics>
</math>
</file>

<file path=Object 9/content.xml><?xml version="1.0" encoding="utf-8"?>
<math xmlns="http://www.w3.org/1998/Math/MathML" display="block">
  <semantics>
    <mrow>
      <mrow>
        <msub>
          <mi mathvariant="normal">Ψ</mi>
          <mi mathvariant="italic">rq</mi>
        </msub>
        <mo stretchy="false">=</mo>
        <msub>
          <mi>L</mi>
          <mi>r</mi>
        </msub>
      </mrow>
      <mrow>
        <msub>
          <mi>I</mi>
          <mi mathvariant="italic">rq</mi>
        </msub>
        <mo stretchy="false">+</mo>
        <msub>
          <mi>L</mi>
          <mi>m</mi>
        </msub>
      </mrow>
      <msub>
        <mi>I</mi>
        <mi mathvariant="italic">sq</mi>
      </msub>
    </mrow>
    <annotation encoding="StarMath 5.0">%PSI_rq = L_r I_rq + L_m I_sq
</annotation>
  </semantics>
</math>
</file>